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meta.xml"/>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top="2cm" fo:margin-bottom="2cm" fo:margin-left="2cm" fo:margin-right="2cm" style:writing-mode="lr-tb" style:footnote-max-height="0cm">
        <style:footnote-sep style:width="0.018cm" style:distance-before-sep="0.1cm" style:distance-after-sep="0.1cm" style:adjustment="left" style:rel-width="25%" style:color="#000000"/>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aligncenter" style:family="paragraph" style:parent-style-name="Table_20_Contents">
      <style:paragraph-properties fo:text-align="center"/>
    </style:style>
    <style:style style:name="tablealignright" style:family="paragraph" style:parent-style-name="Table_20_Contents">
      <style:paragraph-properties fo:text-align="end"/>
    </style:style>
    <style:style style:name="legendcenter" style:family="paragraph" style:parent-style-name="Illustration">
      <style:paragraph-properties fo:text-align="cente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text:bookmark-start text:name="proposal_openoffice.org_conference_2008_amsterdam"/>Proposal OpenOffice.org Conference 2008 Amsterdam<text:bookmark-end text:name="proposal_openoffice.org_conference_2008_amsterdam"/></text:h>
      <text:h text:style-name="Heading_20_2" text:outline-level="2"><text:bookmark-start text:name="you_can_read_this_proposal_off-line"/>You can read this proposal off-line<text:bookmark-end text:name="you_can_read_this_proposal_off-line"/></text:h>
      <text:p text:style-name="Text_20_body"> </text:p>
      <text:p text:style-name="Text_20_body"><text:span text:style-name="Emphasis">If you can open ODF text documents, e.g. you have OpenOffice.org on your system or you have MS Office together with the Sun ODF-plugin, you can use the document icon to the right to download and open this page as a ODF textdocument.</text:span></text:p>
      <text:h text:style-name="Heading_20_2" text:outline-level="2"><text:bookmark-start text:name="information"/>Information<text:bookmark-end text:name="information"/></text:h>
      <text:p text:style-name="Text_20_body"> <text:a xlink:type="simple" xlink:href="http://www.artietee.nl//doku.php?id=ooo:oooconinfo"> More information about the OpenOffice.org Conference</text:a></text:p>
      <text:h text:style-name="Heading_20_2" text:outline-level="2"><text:bookmark-start text:name="proposal_amsterdam_call_for_location"/>Proposal Amsterdam (Call for Location)<text:bookmark-end text:name="proposal_amsterdam_call_for_location"/></text:h>
      <text:p text:style-name="Text_20_body"> Please find our proposal to the OpenOffice.org community for hosting the next annual international conference, OOoCon 2008 in Amsterdam (The Netherlands). The Dutch native lang project (including the Flemish Region of Belgium) is ready to organize a spectacular OOoCon this year. Our candidature is strongly supported by the Netherlands government that is fully backing ODF with its ambitious action plan <text:a xlink:type="simple" xlink:href="http://appz.ez.nl/publicaties/pdfs/07ET15.pdf">The Netherlands in open Connection</text:a> and by the city of Amsterdam (itself an avid ODF user). The Netherlands (just like Belgium) is a hotspot for ODF and OpenOffice.org deployments. It is where OpenDoc Society originated, an organisation that now has members in 13 countries. Our proposal is supported by and actively involves the major open standards and open source organisations in The Netherlands.</text:p>
      <text:h text:style-name="Heading_20_2" text:outline-level="2"><text:bookmark-start text:name="conference_information"/>Conference information<text:bookmark-end text:name="conference_information"/></text:h>
      <text:h text:style-name="Heading_20_3" text:outline-level="3"><text:bookmark-start text:name="location"/>Location<text:bookmark-end text:name="location"/></text:h>
      <text:list text:style-name="List_20_1">
        <text:list-item>
          <text:p text:style-name="inlist"> Amsterdam (The Netherlands)</text:p>
        </text:list-item>
        <text:list-item>
          <text:p text:style-name="inlist"> University of Amsterdam or Westergasfabriek, both top locations</text:p>
        </text:list-item>
      </text:list>
      <text:h text:style-name="Heading_20_3" text:outline-level="3"><text:bookmark-start text:name="proposed_date_s"/>Proposed Date(s)<text:bookmark-end text:name="proposed_date_s"/></text:h>
      <text:list text:style-name="List_20_1">
        <text:list-item>
          <text:p text:style-name="inlist"> September (23th-26th)</text:p>
        </text:list-item>
      </text:list>
      <text:h text:style-name="Heading_20_3" text:outline-level="3"><text:bookmark-start text:name="team"/>Team<text:bookmark-end text:name="team"/></text:h>
      <text:list text:style-name="List_20_1">
        <text:list-item>
          <text:p text:style-name="inlist"> Team Leads</text:p>
          <text:list text:style-name="List_20_1">
            <text:list-item>
              <text:p text:style-name="inlist"> Arthur Buijs <text:a xlink:type="simple" xlink:href="mailto:arthur@artietee.nl">arthur@artietee.nl</text:a> (Co-lead NL.OpenOffice.org)</text:p>
            </text:list-item>
            <text:list-item>
              <text:p text:style-name="inlist"> Ruud Vriens (OpenDoc Society)</text:p>
            </text:list-item>
          </text:list>
        </text:list-item>
        <text:list-item>
          <text:p text:style-name="inlist"> Team Members</text:p>
          <text:list text:style-name="List_20_1">
            <text:list-item>
              <text:p text:style-name="inlist"> Simon Brouwer (Project Lead NL.OpenOffice.org), Cor Nouws (Marketing NL.OpenOffice.org) and H.C. van der Burg, Luc Castermans, Gustaaf Cuyvers, Jeroen Ghuijs, Ivo ten Hagen, Jo, Leo Moons, Natalie, Jaap van de Putte, Johan Vromans (all active members of the NL.OpenOffice.org community)</text:p>
            </text:list-item>
          </text:list>
        </text:list-item>
      </text:list>
      <text:h text:style-name="Heading_20_3" text:outline-level="3"><text:bookmark-start text:name="local_events_that_are_taking_place_in_parallel"/>Local events that are taking place in parallel<text:bookmark-end text:name="local_events_that_are_taking_place_in_parallel"/></text:h>
      <text:list text:style-name="List_20_1">
        <text:list-item>
          <text:p text:style-name="inlist"> The conference can take place in parallel to or right before/after the <text:a xlink:type="simple" xlink:href="http://www.hollandopen.nl">Holland Open Software Conference</text:a> and the <text:a xlink:type="simple" xlink:href="http://www.picnicnetwork.org/">PICNIC'08 festival</text:a>.</text:p>
        </text:list-item>
        <text:list-item>
          <text:p text:style-name="inlist"> OpenDoc Society is eager to organise a number of ODF related events in coordination with OOoCon, including a next edition of the ODF Day</text:p>
        </text:list-item>
        <text:list-item>
          <text:p text:style-name="inlist"> We will work closely together with these organizations.</text:p>
        </text:list-item>
      </text:list>
      <text:h text:style-name="Heading_20_3" text:outline-level="3"><text:bookmark-start text:name="visa_or_entry_requirements_e.g._vaccinations"/>Visa or entry requirements, e.g. vaccinations<text:bookmark-end text:name="visa_or_entry_requirements_e.g._vaccinations"/></text:h>
      <text:list text:style-name="List_20_1">
        <text:list-item>
          <text:p text:style-name="inlist">  Visa depend on where you come from. Nationals of Andorra, Argentina, Austria, Australia, Belgium,Bolivia, Brazil, Brunei, Bulgaria, Canada, Chile, Costa Rica, Croatia,Cyprus, the Czech Republic, Demmark, El Salvador, Estonia, Finland, France, Germany, Greece, Guatemala, Honduras, Hungary, Iceland, Ireland, Israel, Italy, Japan, Liechtenstein, Lithuania, Luxembourg, Malaysia,  Malta, Mexico, Monaco,New Zealand, Nicaragua, Norway, Panama, Paraguay, Poland, Portugal, Romania, San Marino, Singapore, Slovakia, Slovenia, South Korea, Spain, Sweden, Switzerland, the United Kingdon,the United Sattes of America, Uruguay, Vatican City, Venezuela do not require a visa to enter The Netherlands.</text:p>
        </text:list-item>
        <text:list-item>
          <text:p text:style-name="inlist"> Nationals of all other countries need a visa.</text:p>
        </text:list-item>
        <text:list-item>
          <text:p text:style-name="inlist"> No vaccinations are needed</text:p>
        </text:list-item>
      </text:list>
      <text:h text:style-name="Heading_20_2" text:outline-level="2"><text:bookmark-start text:name="additional_information"/>Additional information<text:bookmark-end text:name="additional_information"/></text:h>
      <text:p text:style-name="Text_20_body">Approximate return air fares from:</text:p>
      <text:p text:style-name="Text_20_body">London $169</text:p>
      <text:p text:style-name="Text_20_body">Paris $287</text:p>
      <text:p text:style-name="Text_20_body">Rome $278</text:p>
      <text:p text:style-name="Text_20_body">Beijing 821 EUR</text:p>
      <text:p text:style-name="Text_20_body">Sydney $2241</text:p>
      <text:p text:style-name="Text_20_body">New York $957</text:p>
      <text:p text:style-name="Text_20_body">Hamburg $137</text:p>
      <text:p text:style-name="Text_20_body">Dublin $301</text:p>
      <text:p text:style-name="Text_20_body">San Francisco $1104</text:p>
      <text:p text:style-name="Text_20_body">Cape Town $1287</text:p>
      <text:p text:style-name="Text_20_body">Tokyo 1185 EUR</text:p>
      <text:h text:style-name="Heading_20_3" text:outline-level="3"><text:bookmark-start text:name="local_deployments"/>Local deployments<text:bookmark-end text:name="local_deployments"/></text:h>
      <text:p text:style-name="Text_20_body"><text:span text:style-name="Emphasis">Success stories and keynotes</text:span> </text:p>
      <text:list text:style-name="List_20_1">
        <text:list-item>
          <text:p text:style-name="inlist"> City of Amsterdam (The Netherlands)</text:p>
        </text:list-item>
        <text:list-item>
          <text:p text:style-name="inlist"> City of Vaals (The Netherlands)</text:p>
        </text:list-item>
        <text:list-item>
          <text:p text:style-name="inlist"> City of Heerenveen (The Netherlands)</text:p>
        </text:list-item>
        <text:list-item>
          <text:p text:style-name="inlist"> <text:a xlink:type="simple" xlink:href="http://www.ictu.nl/index.php?option=com_content&amp;task=section&amp;id=9&amp;Itemid=31">ICTU</text:a> (The Netherlands)</text:p>
        </text:list-item>
        <text:list-item>
          <text:p text:style-name="inlist"> CIBG (Brussels Cabinets - Belgium)</text:p>
        </text:list-item>
        <text:list-item>
          <text:p text:style-name="inlist"> Finance department (Belgium)</text:p>
        </text:list-item>
      </text:list>
      <text:h text:style-name="Heading_20_3" text:outline-level="3"><text:bookmark-start text:name="open_source_open_standards_organisations"/>Open source / open standards organisations<text:bookmark-end text:name="open_source_open_standards_organisations"/></text:h>
      <text:p text:style-name="Text_20_body"><text:span text:style-name="Emphasis">Support and keynotes</text:span> </text:p>
      <text:list text:style-name="List_20_1">
        <text:list-item>
          <text:p text:style-name="inlist"> <text:a xlink:type="simple" xlink:href="http://amsterdam.nl/gemeente/open_amsterdam">Open Amsterdam</text:a></text:p>
        </text:list-item>
        <text:list-item>
          <text:p text:style-name="inlist"> <text:a xlink:type="simple" xlink:href="http://www.hollandopen.nl/">Holland Open</text:a></text:p>
        </text:list-item>
        <text:list-item>
          <text:p text:style-name="inlist"> <text:a xlink:type="simple" xlink:href="http://www.opendocsociety.org/">OpenDoc Society</text:a></text:p>
        </text:list-item>
        <text:list-item>
          <text:p text:style-name="inlist"> <text:a xlink:type="simple" xlink:href="http://www.internet.nl/">ISOC</text:a></text:p>
        </text:list-item>
      </text:list>
      <text:h text:style-name="Heading_20_3" text:outline-level="3"><text:bookmark-start text:name="local_openoffice.org_vendors_partners"/>Local OpenOffice.org vendors/partners<text:bookmark-end text:name="local_openoffice.org_vendors_partners"/></text:h>
      <text:p text:style-name="Text_20_body"><text:span text:style-name="Emphasis">Potential sponsors</text:span> </text:p>
      <text:list text:style-name="List_20_1">
        <text:list-item>
          <text:p text:style-name="inlist"> Sun Microsystems</text:p>
        </text:list-item>
        <text:list-item>
          <text:p text:style-name="inlist"> Novell</text:p>
        </text:list-item>
        <text:list-item>
          <text:p text:style-name="inlist"> Atos Origin</text:p>
        </text:list-item>
        <text:list-item>
          <text:p text:style-name="inlist"> Cap Gemini</text:p>
        </text:list-item>
        <text:list-item>
          <text:p text:style-name="inlist"> Gendo</text:p>
        </text:list-item>
        <text:list-item>
          <text:p text:style-name="inlist"> NLnet foundation</text:p>
        </text:list-item>
        <text:list-item>
          <text:p text:style-name="inlist"> IBM </text:p>
        </text:list-item>
        <text:list-item>
          <text:p text:style-name="inlist"> O3 Spaces</text:p>
        </text:list-item>
        <text:list-item>
          <text:p text:style-name="inlist"> RedNose (training)</text:p>
        </text:list-item>
        <text:list-item>
          <text:p text:style-name="inlist"> Nou&amp;Off</text:p>
        </text:list-item>
        <text:list-item>
          <text:p text:style-name="inlist"> ATComputing (training)</text:p>
        </text:list-item>
        <text:list-item>
          <text:p text:style-name="inlist"> GravityZoo</text:p>
        </text:list-item>
        <text:list-item>
          <text:p text:style-name="inlist"> KOffice sour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20%" style:page-number="auto"/>
      <style:text-properties fo:font-size="11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fo:color="#000080"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office:document-meta>
</file>